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cc2" officeooo:paragraph-rsid="000c4cc2"/>
    </style:style>
    <style:style style:name="P2" style:family="paragraph" style:parent-style-name="Standard">
      <style:text-properties officeooo:rsid="000c4cc2" officeooo:paragraph-rsid="000d511a"/>
    </style:style>
    <style:style style:name="P3" style:family="paragraph" style:parent-style-name="Standard">
      <style:text-properties officeooo:rsid="000c4cc2" officeooo:paragraph-rsid="00158fd7"/>
    </style:style>
    <style:style style:name="P4" style:family="paragraph" style:parent-style-name="Standard">
      <style:text-properties officeooo:rsid="0013f16d" officeooo:paragraph-rsid="0013f16d"/>
    </style:style>
    <style:style style:name="P5" style:family="paragraph" style:parent-style-name="Standard">
      <style:text-properties officeooo:rsid="00158fd7" officeooo:paragraph-rsid="00158fd7"/>
    </style:style>
    <style:style style:name="P6" style:family="paragraph" style:parent-style-name="Standard">
      <style:text-properties officeooo:rsid="00167e58" officeooo:paragraph-rsid="00167e58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6c19d" officeooo:paragraph-rsid="0016c19d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20bdf2" officeooo:paragraph-rsid="00167e58"/>
    </style:style>
    <style:style style:name="P9" style:family="paragraph" style:parent-style-name="Standard">
      <style:text-properties officeooo:rsid="0020bdf2" officeooo:paragraph-rsid="0020bdf2"/>
    </style:style>
    <style:style style:name="P10" style:family="paragraph" style:parent-style-name="Standard">
      <style:text-properties fo:font-size="14pt" fo:font-weight="bold" officeooo:rsid="000c4cc2" officeooo:paragraph-rsid="000c4cc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normal" officeooo:rsid="000c4cc2" officeooo:paragraph-rsid="000c4cc2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456f3" officeooo:paragraph-rsid="002456f3" style:font-size-asian="12pt" style:font-weight-asian="normal" style:font-size-complex="12pt" style:font-weight-complex="normal"/>
    </style:style>
    <style:style style:name="T1" style:family="text">
      <style:text-properties officeooo:rsid="000d4f5d"/>
    </style:style>
    <style:style style:name="T2" style:family="text">
      <style:text-properties officeooo:rsid="000d511a"/>
    </style:style>
    <style:style style:name="T3" style:family="text">
      <style:text-properties officeooo:rsid="0010d25d"/>
    </style:style>
    <style:style style:name="T4" style:family="text">
      <style:text-properties officeooo:rsid="00123dd8"/>
    </style:style>
    <style:style style:name="T5" style:family="text">
      <style:text-properties officeooo:rsid="00158fd7"/>
    </style:style>
    <style:style style:name="T6" style:family="text">
      <style:text-properties officeooo:rsid="00167e58"/>
    </style:style>
    <style:style style:name="T7" style:family="text">
      <style:text-properties officeooo:rsid="0017a9cc"/>
    </style:style>
    <style:style style:name="T8" style:family="text">
      <style:text-properties officeooo:rsid="00197710"/>
    </style:style>
    <style:style style:name="T9" style:family="text">
      <style:text-properties officeooo:rsid="001a70de"/>
    </style:style>
    <style:style style:name="T10" style:family="text">
      <style:text-properties officeooo:rsid="001af728"/>
    </style:style>
    <style:style style:name="T11" style:family="text">
      <style:text-properties officeooo:rsid="001cb0f3"/>
    </style:style>
    <style:style style:name="T12" style:family="text">
      <style:text-properties officeooo:rsid="001d3656"/>
    </style:style>
    <style:style style:name="T13" style:family="text">
      <style:text-properties officeooo:rsid="001f9078"/>
    </style:style>
    <style:style style:name="T14" style:family="text">
      <style:text-properties officeooo:rsid="0022328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ISTEMA DE RESTAURANTE</text:p>
      <text:p text:style-name="P1"/>
      <text:p text:style-name="P10">Descrição do sistema<text:span text:style-name="T17"/></text:p>
      <text:p text:style-name="P11"/>
      <text:p text:style-name="P12">O sistema de restaurante deve ser feito para automatizar o processo de gerência de pedidos e controle de total do valor dos pedidos.</text:p>
      <text:p text:style-name="P1"/>
      <text:p text:style-name="P2"><text:span text:style-name="T7">D</text:span>eve ser possível registrar <text:span text:style-name="T2">ou</text:span> atender <text:span text:style-name="T2">um pedido </text:span><text:span text:style-name="T7">e</text:span><text:span text:style-name="T3"> também</text:span><text:span text:style-name="T2"> remover os pedidos vinculados a uma mesa do restaurante </text:span><text:span text:style-name="T3">após o encerramento da conta</text:span>. Claro, o atendimento de pedidos é de acordo com a ordem. <text:span text:style-name="T2">Logo, o</text:span> primeiro pedido registrado é o primeiro a ser atendido. </text:p>
      <text:p text:style-name="P2"/>
      <text:p text:style-name="P2">Perceba que há uma diferença entre atender o pedido e <text:span text:style-name="T4">encerrar a conta</text:span>. Dado que: atender, significa apenas marcar o pedido como atendido <text:span text:style-name="T1">conforme a ordem de registro</text:span> e, <text:span text:style-name="T4">encerrar a conta</text:span>, <text:span text:style-name="T6">remove</text:span> da lista <text:span text:style-name="T1">todos os</text:span> pedido<text:span text:style-name="T1">s</text:span> <text:span text:style-name="T1">vinculados a mesa, após</text:span> <text:span text:style-name="T1">o pagamento. </text:span><text:span text:style-name="T8">Deve ser possível também atender a um pedido fora de ordem, isto é, que não seja necessariamente o primeiro da fila.</text:span></text:p>
      <text:p text:style-name="P1"/>
      <text:p text:style-name="P4">O cardápio é outro ponto a ser trabalhado. Deve haver um <text:span text:style-name="T6">cardápio/menu</text:span> com itens que são os pratos oferecidos pelo estabelecimento. Logo, deve ser possível registrar, alterar, remover e listar os itens do <text:span text:style-name="T6">cardápio</text:span>. Um pedido pode ter um (ou vários) itens e <text:span text:style-name="T10">a</text:span> conta <text:span text:style-name="T9">d</text:span><text:span text:style-name="T10">a</text:span><text:span text:style-name="T9"> mesa</text:span> pode ter vários pedidos.</text:p>
      <text:p text:style-name="P4"/>
      <text:p text:style-name="P4">Os itens/pratos do cardápio/menu têm associado um preço que deve automaticamente ser vinculado ao pedido. Logo, um pedido com vários itens, tem a soma dos valores de seus itens como total e a conta da mesa, tem a soma dos valores de todos os pedidos como total completo.</text:p>
      <text:p text:style-name="P1"/>
      <text:p text:style-name="P3">Cada pedido tem um número da mesa onde estão os clientes que solicitaram o pedido. <text:span text:style-name="T5">Bem como, um vínculo com os pratos do cardápio que podem ser entendidos como itens </text:span><text:span text:style-name="T11">de</text:span><text:span text:style-name="T5"> pedido.</text:span></text:p>
      <text:p text:style-name="P3"/>
      <text:p text:style-name="P5">Deve ser possível imprimir o cardápio registrado no sistema com os pratos registrados para ele e os dados de cada prato.</text:p>
      <text:p text:style-name="P5"/>
      <text:p text:style-name="P9">Quem altera e controla o cardápio é o usuário <text:span text:style-name="T14">gerente</text:span> do estabelecimento.</text:p>
      <text:p text:style-name="P5"/>
      <text:p text:style-name="P6">Logo que o caixa inicia o sistema, ele abre o caixa, informando o valor que deseja iniciar o caixa. Por exemplo, iniciar com R$ 50,00. Ao final do dia, o caixa deve <text:span text:style-name="T12">fechar o</text:span> caixa, <text:span text:style-name="T12">e o sistema deve mostrar </text:span>o valor contido no caixa para ser conferido.</text:p>
      <text:p text:style-name="P6"/>
      <text:p text:style-name="P6"><text:span text:style-name="T13">Ao abrir o caixa, além de o caixa informar o valor de abertura do caixa, o sistema deve limpar a lista de pedidos do dia anterior, caso a mesma não esteja vazia</text:span>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18:37:39.645000000</meta:creation-date>
    <dc:date>2024-06-06T00:19:28.594000000</dc:date>
    <meta:editing-duration>PT16H22M55S</meta:editing-duration>
    <meta:editing-cycles>23</meta:editing-cycles>
    <meta:generator>LibreOffice/7.6.4.1$Windows_X86_64 LibreOffice_project/e19e193f88cd6c0525a17fb7a176ed8e6a3e2aa1</meta:generator>
    <meta:print-date>2024-01-14T10:54:45.581000000</meta:print-date>
    <meta:printed-by>Arquivos PDF</meta:printed-by>
    <meta:document-statistic meta:table-count="0" meta:image-count="0" meta:object-count="0" meta:page-count="1" meta:paragraph-count="12" meta:word-count="384" meta:character-count="2160" meta:non-whitespace-character-count="1787"/>
  </office:meta>
</office:document-meta>
</file>